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73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7.28cm"/>
    </style:style>
    <style:style style:name="co4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515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81d41a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81d41a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1" table:default-cell-style-name="Default"/>
        <table:table-row table:style-name="ro1">
          <table:table-cell office:value-type="string" calcext:value-type="string">
            <text:p>Адрес</text:p>
          </table:table-cell>
          <table:table-cell/>
          <table:table-cell office:value-type="string" calcext:value-type="string">
            <text:p>Вопрос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http://rgbfish.ru/montage/add/</text:p>
          </table:table-cell>
          <table:table-cell/>
          <table:table-cell table:style-name="ce3" office:value-type="string" calcext:value-type="string">
            <text:p>Для чего чекбокс «скользящий монтаж»?</text:p>
          </table:table-cell>
          <table:table-cell table:number-columns-repeated="61"/>
        </table:table-row>
        <table:table-row table:style-name="ro3">
          <table:table-cell/>
          <table:table-cell office:value-type="string" calcext:value-type="string">
            <text:p>Варианты моделей кормушек</text:p>
          </table:table-cell>
          <table:table-cell table:style-name="ce3" office:value-type="string" calcext:value-type="string">
            <text:p>Попробовать объединить в одну форму все добавления кормушек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http://rgbfish.ru/trough/add/</text:p>
          </table:table-cell>
          <table:table-cell/>
          <table:table-cell table:style-name="ce3" office:value-type="string" calcext:value-type="string">
            <text:p>Исправить формирование формы, при выборе кормушек не видно материал и грунтозацепы</text:p>
            <text:p>В выпадающем списке моделей кормушек отображает все что есть в базе, а должен только свои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ttp://rgbfish.ru/tackle/</text:p>
          </table:table-cell>
          <table:table-cell table:style-name="ce2"/>
          <table:table-cell table:style-name="ce4" office:value-type="string" calcext:value-type="string">
            <text:p>Если снасти не добавлены пише «список рыб пуст»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http://rgbfish.ru/pace/</text:p>
          </table:table-cell>
          <table:table-cell table:style-name="ce2"/>
          <table:table-cell table:style-name="ce4" office:value-type="string" calcext:value-type="string">
            <text:p>Убрать у пользователей страницу</text:p>
          </table:table-cell>
          <table:table-cell table:number-columns-repeated="61"/>
        </table:table-row>
        <table:table-row table:style-name="ro5">
          <table:table-cell office:value-type="string" calcext:value-type="string">
            <text:p>http://rgbfish.ru/nozzle/add/</text:p>
          </table:table-cell>
          <table:table-cell/>
          <table:table-cell table:style-name="ce3" office:value-type="string" calcext:value-type="string">
            <text:p>Тип насадки сделать выпадающим списком</text:p>
          </table:table-cell>
          <table:table-cell table:style-name="ce1" office:value-type="string" calcext:value-type="string">
            <text:p>плавающая, тонущая, пылящая и т.п.</text:p>
          </table:table-cell>
          <table:table-cell table:number-columns-repeated="60"/>
        </table:table-row>
        <table:table-row table:style-name="ro5">
          <table:table-cell table:style-name="ce2" office:value-type="string" calcext:value-type="string">
            <text:p>http://rgbfish.ru/fish/</text:p>
          </table:table-cell>
          <table:table-cell table:style-name="ce2"/>
          <table:table-cell table:style-name="ce4" office:value-type="string" calcext:value-type="string">
            <text:p>При выборе рыбы ошибка TemplateDoesNotExist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ttp://rgbfish.ru/fishinglure/add/</text:p>
          </table:table-cell>
          <table:table-cell table:style-name="ce2"/>
          <table:table-cell table:style-name="ce4" office:value-type="string" calcext:value-type="string">
            <text:p>Исправить надпись «Названии состава» на Название состава»</text:p>
          </table:table-cell>
          <table:table-cell table:number-columns-repeated="61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р.</number:text>
    </number:number-style>
    <number:number-style style:name="N107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р.</number:text>
    </number:number-style>
    <number:number-style style:name="N109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2" style:volatile="true">
      <loext:text> </loext:text>
      <loext:fill-character> </loext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4" style:display-name="Accent 1 14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13" style:display-name="Accent 1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Accent_20_2_20_15" style:display-name="Accent 2 15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3_20_16" style:display-name="Accent 3 16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Bad_20_10" style:display-name="Bad 10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rror_20_12" style:display-name="Error 12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Footnote_20_5" style:display-name="Footnote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Good_20_8" style:display-name="Good 8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1_20_1" style:display-name="Heading 1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Heading_20_2_20_2" style:display-name="Heading 2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Hyperlink_20_6" style:display-name="Hyperlink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9" style:display-name="Neutral 9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e_20_4" style:display-name="Note 4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_20_7" style:display-name="Status 7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_20_3" style:display-name="Text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Warning_20_11" style:display-name="Warning 1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3:19:47</meta:creation-date>
    <dc:language>ru-RU</dc:language>
    <dc:date>2020-07-01T19:22:41</dc:date>
    <meta:editing-cycles>9</meta:editing-cycles>
    <meta:editing-duration>PT1H21M</meta:editing-duration>
    <meta:generator>LibreOffice/6.4.4.2$Linux_X86_64 LibreOffice_project/40$Build-2</meta:generator>
    <meta:document-statistic meta:table-count="1" meta:cell-count="19" meta:object-count="0"/>
  </office:meta>
</office:document-meta>
</file>